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7">06/27/2018</text:date>, <text:time>12:4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7T12:44:57.45</dc:date>
    <dc:creator>Keith D Commiskey</dc:creator>
    <meta:editing-duration>P1DT23H21M32S</meta:editing-duration>
    <meta:editing-cycles>28</meta:editing-cycles>
    <meta:generator>OpenOffice/4.1.3$Win32 OpenOffice.org_project/413m1$Build-9783</meta:generator>
    <meta:document-statistic meta:table-count="3" meta:cell-count="224" meta:object-count="0"/>
  </office:meta>
</office:document-meta>
</file>